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af2" officeooo:paragraph-rsid="00162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- The existing trend of consumption increase and</text:p>
      <text:p text:style-name="P1">population growth, combined with reduction of primary energy</text:p>
      <text:p text:style-name="P1">resources, determined adoption of energy efficiency increase</text:p>
      <text:p text:style-name="P1">measures to better cope with the existing necessities. The main</text:p>
      <text:p text:style-name="P1">characteristics of smart cities are starting to be defined such that</text:p>
      <text:p text:style-name="P1">to be applied to various cities with different population, sizes</text:p>
      <text:p text:style-name="P1">and level of technology development. In the future smart cities,</text:p>
      <text:p text:style-name="P1">the consumer will have a determinant role, possibly becoming a</text:p>
      <text:p text:style-name="P1">prosumer with consumption/generation profiles scheduled such</text:p>
      <text:p text:style-name="P1">that to maximize his utility. This paper will contribute to the</text:p>
      <text:p text:style-name="P1">understanding of smart consumers and intelligent buildings</text:p>
      <text:p text:style-name="P1">within the smart cities (optimized consumption patterns,</text:p>
      <text:p text:style-name="P1">demand side management, energy efficiency-all that using price</text:p>
      <text:p text:style-name="P1">signals information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45:15.691886144</meta:creation-date>
    <dc:date>2024-08-31T23:48:59.058321890</dc:date>
    <meta:editing-duration>PT3M44S</meta:editing-duration>
    <meta:editing-cycles>1</meta:editing-cycles>
    <meta:document-statistic meta:table-count="0" meta:image-count="0" meta:object-count="0" meta:page-count="1" meta:paragraph-count="14" meta:word-count="115" meta:character-count="817" meta:non-whitespace-character-count="716"/>
    <meta:generator>LibreOffice/24.2.5.2$Linux_X86_64 LibreOffice_project/420$Build-2</meta:generator>
  </office:meta>
</office:document-meta>
</file>